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Light" svg:font-family="Roboto-Lig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62fee"/>
    </style:style>
    <style:style style:name="T1" style:family="text">
      <style:text-properties officeooo:rsid="00210b84"/>
    </style:style>
    <style:style style:name="T2" style:family="text">
      <style:text-properties officeooo:rsid="0023b198"/>
    </style:style>
    <style:style style:name="T3" style:family="text">
      <style:text-properties officeooo:rsid="002435d5"/>
    </style:style>
    <style:style style:name="T4" style:family="text">
      <style:text-properties officeooo:rsid="00262f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eny, meeny, miny, moe, Catch a tiger by the toe.If he hollers, let him go,</text:p>
      <text:p text:style-name="Standard"/>
      <text:p text:style-name="Standard">Little miss <text:span text:style-name="T1">$name$</text:span> sat on her <text:span text:style-name="T1">$body_part$</text:span>, eating her <text:span text:style-name="T1">$main_entree$</text:span> and <text:span text:style-name="T1">$side_dish$</text:span> Along came a <text:span text:style-name="T1">$insect$</text:span> who sat <text:span text:style-name="T1">$up_down_left_right$</text:span> beside <text:span text:style-name="T1">them</text:span> And frightened miss <text:span text:style-name="T1">$name$</text:span> away</text:p>
      <text:p text:style-name="Standard"/>
      <text:p text:style-name="Standard">The itsy bitsy <text:span text:style-name="T2">$insect$</text:span> climbed up the <text:span text:style-name="T2">$object$</text:span>. Down came the rain and <text:span text:style-name="T2">$action$</text:span> the <text:span text:style-name="T2">$insect$</text:span> out. Out came the sun and dried up all the rain and the itsy bitsy <text:span text:style-name="T2">$insect$</text:span> climbed up the <text:span text:style-name="T2">$object$</text:span> again.</text:p>
      <text:p text:style-name="Standard"/>
      <text:p text:style-name="P1"><text:span text:style-name="T3">$name$</text:span>, <text:span text:style-name="T3">$name$</text:span>, <text:span text:style-name="T3">$vegetable$</text:span> eater, Had a <text:span text:style-name="T3">spouse</text:span> and couldn’t keep <text:span text:style-name="T3">em</text:span>; <text:span text:style-name="T3">$name$</text:span> put <text:span text:style-name="T3">em</text:span> in a <text:span text:style-name="T3">$vegetable$</text:span> shell, <text:s/>And then <text:span text:style-name="T3">$name$</text:span> kept <text:span text:style-name="T3">em</text:span> very well. <text:span text:style-name="T3">$name$</text:span>, <text:span text:style-name="T3">$name$</text:span>, <text:span text:style-name="T3">$vegetable$</text:span> eater, Had another, and didn’t <text:span text:style-name="T4">$emotion$</text:span> <text:span text:style-name="T3">em</text:span>; <text:span text:style-name="T3">$name$</text:span> learned to <text:span text:style-name="T4">$something_learned$</text:span> and spell, <text:s/>And then <text:span text:style-name="T4">$name$</text:span> <text:span text:style-name="T4">$emotion$</text:span> <text:span text:style-name="T4">em</text:span> very well.</text:p>
      <text:p text:style-name="Standard"/>
      <text:p text:style-name="Standard">Pat a cake, pat a cake, Baker’s man; So I do, master, as fast as I can. </text:p>
      <text:p text:style-name="Standard">Pat it and prick it and mark it with T, And then it will serve for Tommy and me.</text:p>
      <text:p text:style-name="Standard"/>
      <text:p text:style-name="Standard">Little Boy Blue, come blow your horn, The sheep’s in the meadow, the cow’s in the corn. What! Is this the way you mind your sheep, Under the haycock fast asleep?</text:p>
      <text:p text:style-name="Standard"/>
      <text:p text:style-name="Standard">High diddle diddle, The cat and the fiddle, The cow jumped over the moon; The little dog laughed To see such craft, And the dish ran away with the spoon.</text:p>
      <text:p text:style-name="Standard"/>
      <text:p text:style-name="Text_20_body">A fellow jumped off a high wall, And had a most terrible fall. He went back to bed, With a bump on his head, That's why you don't jump off a wall.</text:p>
      <text:p text:style-name="Text_20_body"><text:span text:style-name="Emphasis">There once was a man from Nantucket Who kept all his cash in a bucket. But his daughter, named Nan, Ran away with a man And as for the bucket, Nantucke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Light" svg:font-family="Roboto-Lig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7:00:37.580637389</meta:creation-date>
    <dc:date>2019-02-17T16:17:18.386976087</dc:date>
    <meta:editing-duration>PT18H43M2S</meta:editing-duration>
    <meta:editing-cycles>13</meta:editing-cycles>
    <meta:generator>LibreOffice/6.0.7.3$Linux_X86_64 LibreOffice_project/00m0$Build-3</meta:generator>
    <meta:document-statistic meta:table-count="0" meta:image-count="0" meta:object-count="0" meta:page-count="1" meta:paragraph-count="10" meta:word-count="286" meta:character-count="1524" meta:non-whitespace-character-count="1245"/>
  </office:meta>
</office:document-meta>
</file>